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oh_compressed" table:style-name="ta1" table:print-ranges="koh_compressed.A1:koh_compressed.BO4">
        <table:shapes>
          <draw:frame draw:z-index="0" draw:style-name="gr1" draw:text-style-name="P1" svg:width="159.82mm" svg:height="90.04mm" svg:x="0.67mm" svg:y="54.45mm">
            <loext:p draw:notify-on-update-of-ranges="koh_compressed.A1:koh_compressed.A1 koh_compressed.B1:koh_compressed.BM1 koh_compressed.A2:koh_compressed.A2 koh_compressed.B2:koh_compressed.B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05mm" svg:x="166.97mm" svg:y="118.46mm">
            <loext:p draw:notify-on-update-of-ranges="koh_compressed.A3:koh_compressed.A3 koh_compressed.B3:koh_compressed.BM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4mm" svg:height="90.04mm" svg:x="166.7mm" svg:y="22.59mm">
            <loext:p draw:notify-on-update-of-ranges="koh_compressed.A4:koh_compressed.A4 koh_compressed.B4:koh_compressed.BM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9" table:number-columns-repeated="95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ohonen</text:p>
          </table:table-cell>
          <table:table-cell office:value-type="float" office:value="870" calcext:value-type="float">
            <text:p>870</text:p>
          </table:table-cell>
          <table:table-cell office:value-type="float" office:value="260" calcext:value-type="float">
            <text:p>260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846" calcext:value-type="float">
            <text:p>846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86" calcext:value-type="float">
            <text:p>186</text:p>
          </table:table-cell>
          <table:table-cell office:value-type="float" office:value="522" calcext:value-type="float">
            <text:p>52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27" calcext:value-type="float">
            <text:p>52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960" calcext:value-type="float">
            <text:p>960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821" calcext:value-type="float">
            <text:p>1821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15" calcext:value-type="float">
            <text:p>15</text:p>
          </table:table-cell>
          <table:table-cell office:value-type="float" office:value="559" calcext:value-type="float">
            <text:p>559</text:p>
          </table:table-cell>
          <table:table-cell office:value-type="float" office:value="79" calcext:value-type="float">
            <text:p>7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901" calcext:value-type="float">
            <text:p>901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96" calcext:value-type="float">
            <text:p>29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751" calcext:value-type="float">
            <text:p>75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office:value-type="float" office:value="968" calcext:value-type="float">
            <text:p>96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95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ari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honen</text:p>
          </table:table-cell>
          <table:table-cell table:formula="of:=AVERAGE([.B2:.BM2])" office:value-type="float" office:value="118.015625" calcext:value-type="float">
            <text:p>118,015625</text:p>
          </table:table-cell>
          <table:table-cell table:formula="of:=STDEV([.B2:.BM2])" office:value-type="float" office:value="167.379474968925" calcext:value-type="float">
            <text:p>167,3794749689</text:p>
          </table:table-cell>
          <table:table-cell table:formula="of:=MAX([.B2:.BM2])" office:value-type="float" office:value="870" calcext:value-type="float">
            <text:p>870</text:p>
          </table:table-cell>
          <table:table-cell table:formula="of:=MIN([.B2:.BM2])" office:value-type="float" office:value="18" calcext:value-type="float">
            <text:p>18</text:p>
          </table:table-cell>
          <table:table-cell table:formula="of:=VAR([.B2:.BM2])" office:value-type="float" office:value="28015.888640873" calcext:value-type="float">
            <text:p>28015,888640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</text:p>
          </table:table-cell>
          <table:table-cell table:formula="of:=AVERAGE([.B3:.BM3])" office:value-type="float" office:value="118.015625" calcext:value-type="float">
            <text:p>118,015625</text:p>
          </table:table-cell>
          <table:table-cell table:formula="of:=STDEV([.B3:.BM3])" office:value-type="float" office:value="262.729596775516" calcext:value-type="float">
            <text:p>262,7295967755</text:p>
          </table:table-cell>
          <table:table-cell table:formula="of:=MAX([.B3:.BM3])" office:value-type="float" office:value="1821" calcext:value-type="float">
            <text:p>1821</text:p>
          </table:table-cell>
          <table:table-cell table:formula="of:=MIN([.B3:.BM3])" office:value-type="float" office:value="7" calcext:value-type="float">
            <text:p>7</text:p>
          </table:table-cell>
          <table:table-cell table:formula="of:=VAR([.B3:.BM3])" office:value-type="float" office:value="69026.8410218254" calcext:value-type="float">
            <text:p>69026,841021825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W</text:p>
          </table:table-cell>
          <table:table-cell table:style-name="ce1" table:formula="of:=AVERAGE([.B4:.BM4])" office:value-type="float" office:value="118.015625" calcext:value-type="float">
            <text:p>118</text:p>
          </table:table-cell>
          <table:table-cell table:style-name="ce1" table:formula="of:=STDEV([.B4:.BM4])" office:value-type="float" office:value="186.923589531693" calcext:value-type="float">
            <text:p>187</text:p>
          </table:table-cell>
          <table:table-cell table:style-name="ce1" table:formula="of:=MAX([.B4:.BM4])" office:value-type="float" office:value="968" calcext:value-type="float">
            <text:p>968</text:p>
          </table:table-cell>
          <table:table-cell table:style-name="ce1" table:formula="of:=MIN([.B4:.BM4])" office:value-type="float" office:value="14" calcext:value-type="float">
            <text:p>14</text:p>
          </table:table-cell>
          <table:table-cell table:style-name="ce1" table:formula="of:=VAR([.B4:.BM4])" office:value-type="float" office:value="34940.4283234127" calcext:value-type="float">
            <text:p>3494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4:48:58.214611373</dc:date>
    <meta:editing-duration>PT32M31S</meta:editing-duration>
    <meta:editing-cycles>2</meta:editing-cycles>
    <meta:generator>LibreOffice/5.1.6.2$Linux_X86_64 LibreOffice_project/10m0$Build-2</meta:generator>
    <meta:document-statistic meta:table-count="1" meta:cell-count="2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bar" chart:style-name="ch1">
        <chart:legend chart:legend-position="end" svg:x="13.879cm" svg:y="4.203cm" style:legend-expansion="high" chart:style-name="ch2"/>
        <chart:plot-area chart:style-name="ch3" table:cell-range-address="koh_compressed.A1:koh_compressed.BM2" chart:data-source-has-labels="both" svg:x="0.319cm" svg:y="0.18cm" svg:width="13.241cm" svg:height="8.645cm">
          <chartooo:coordinate-region svg:x="1.126cm" svg:y="0.379cm" svg:width="12.207cm" svg:height="7.654cm"/>
          <chart:axis chart:dimension="x" chart:name="primary-x" chart:style-name="ch4" chartooo:axis-type="auto">
            <chartooo:date-scale/>
            <chart:categories table:cell-range-address="koh_compressed.B1:koh_compressed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oh_compressed.B2:koh_compressed.BM2" chart:label-cell-address="koh_compressed.A2:koh_compressed.A2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koh_compressed.B1:koh_compressed.BM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Kohonen</text:p>
                <draw:g>
                  <svg:desc>koh_compressed.A2:koh_compressed.A2</svg:desc>
                </draw:g>
              </table:table-cell>
              <table:table-cell office:value-type="float" office:value="870">
                <text:p>870</text:p>
                <draw:g>
                  <svg:desc>koh_compressed.B2:koh_compressed.BM2</svg:desc>
                </draw:g>
              </table:table-cell>
              <table:table-cell office:value-type="float" office:value="260">
                <text:p>260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846">
                <text:p>846</text:p>
              </table:table-cell>
              <table:table-cell office:value-type="float" office:value="262">
                <text:p>262</text:p>
              </table:table-cell>
              <table:table-cell office:value-type="float" office:value="168">
                <text:p>168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52">
                <text:p>52</text:p>
              </table:table-cell>
              <table:table-cell office:value-type="float" office:value="124">
                <text:p>124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236">
                <text:p>236</text:p>
              </table:table-cell>
              <table:table-cell office:value-type="float" office:value="205">
                <text:p>205</text:p>
              </table:table-cell>
              <table:table-cell office:value-type="float" office:value="155">
                <text:p>155</text:p>
              </table:table-cell>
              <table:table-cell office:value-type="float" office:value="243">
                <text:p>243</text:p>
              </table:table-cell>
              <table:table-cell office:value-type="float" office:value="114">
                <text:p>114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186">
                <text:p>186</text:p>
              </table:table-cell>
              <table:table-cell office:value-type="float" office:value="522">
                <text:p>52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27">
                <text:p>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legend chart:legend-position="end" svg:x="14.595cm" svg:y="4.204cm" style:legend-expansion="high" chart:style-name="ch2"/>
        <chart:plot-area chart:style-name="ch3" table:cell-range-address="koh_compressed.A3:koh_compressed.BM3" chart:data-source-has-labels="column" svg:x="0.319cm" svg:y="0.18cm" svg:width="13.957cm" svg:height="8.646cm">
          <chartooo:coordinate-region svg:x="1.126cm" svg:y="0.379cm" svg:width="12.928cm" svg:height="7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oh_compressed.B3:koh_compressed.BM3" chart:label-cell-address="koh_compressed.A3:koh_compressed.A3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Star</text:p>
                <draw:g>
                  <svg:desc>koh_compressed.A3:koh_compressed.A3</svg:desc>
                </draw:g>
              </table:table-cell>
              <table:table-cell office:value-type="float" office:value="32">
                <text:p>32</text:p>
                <draw:g>
                  <svg:desc>koh_compressed.B3:koh_compressed.BM3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197">
                <text:p>197</text:p>
              </table:table-cell>
              <table:table-cell office:value-type="float" office:value="69">
                <text:p>6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187">
                <text:p>187</text:p>
              </table:table-cell>
              <table:table-cell office:value-type="float" office:value="960">
                <text:p>960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151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34">
                <text:p>23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39">
                <text:p>13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128">
                <text:p>128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1821">
                <text:p>1821</text:p>
              </table:table-cell>
              <table:table-cell office:value-type="float" office:value="358">
                <text:p>358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235">
                <text:p>235</text:p>
              </table:table-cell>
              <table:table-cell office:value-type="float" office:value="178">
                <text:p>178</text:p>
              </table:table-cell>
              <table:table-cell office:value-type="float" office:value="15">
                <text:p>15</text:p>
              </table:table-cell>
              <table:table-cell office:value-type="float" office:value="559">
                <text:p>559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legend chart:legend-position="end" svg:x="14.674cm" svg:y="4.203cm" style:legend-expansion="high" chart:style-name="ch2"/>
        <chart:plot-area chart:style-name="ch3" table:cell-range-address="koh_compressed.A4:koh_compressed.BM4" chart:data-source-has-labels="column" svg:x="0.319cm" svg:y="0.18cm" svg:width="14.036cm" svg:height="8.645cm">
          <chartooo:coordinate-region svg:x="1.126cm" svg:y="0.38cm" svg:width="13.008cm" svg:height="7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oh_compressed.B4:koh_compressed.BM4" chart:label-cell-address="koh_compressed.A4:koh_compressed.A4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</table:table-row>
          </table:table-header-rows>
          <table:table-rows>
            <table:table-row>
              <table:table-cell office:value-type="string">
                <text:p>SW</text:p>
                <draw:g>
                  <svg:desc>koh_compressed.A4:koh_compressed.A4</svg:desc>
                </draw:g>
              </table:table-cell>
              <table:table-cell office:value-type="float" office:value="36">
                <text:p>36</text:p>
                <draw:g>
                  <svg:desc>koh_compressed.B4:koh_compressed.BM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901">
                <text:p>901</text:p>
              </table:table-cell>
              <table:table-cell office:value-type="float" office:value="349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57">
                <text:p>57</text:p>
              </table:table-cell>
              <table:table-cell office:value-type="float" office:value="172">
                <text:p>172</text:p>
              </table:table-cell>
              <table:table-cell office:value-type="float" office:value="24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143">
                <text:p>143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188">
                <text:p>188</text:p>
              </table:table-cell>
              <table:table-cell office:value-type="float" office:value="25">
                <text:p>25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123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67">
                <text:p>67</text:p>
              </table:table-cell>
              <table:table-cell office:value-type="float" office:value="143">
                <text:p>143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353">
                <text:p>353</text:p>
              </table:table-cell>
              <table:table-cell office:value-type="float" office:value="751">
                <text:p>751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162">
                <text:p>162</text:p>
              </table:table-cell>
              <table:table-cell office:value-type="float" office:value="110">
                <text:p>110</text:p>
              </table:table-cell>
              <table:table-cell office:value-type="float" office:value="191">
                <text:p>191</text:p>
              </table:table-cell>
              <table:table-cell office:value-type="float" office:value="968">
                <text:p>968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